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cm" draw:marker-end-width="0cm" draw:fill="solid" draw:fill-color="#99ccff" draw:textarea-horizontal-align="center" draw:textarea-vertical-align="middle" fo:padding-top="0.125cm" fo:padding-bottom="0.125cm" fo:padding-left="0.25cm" fo:padding-right="0.25cm" draw:shadow="visible"/>
    </style:style>
    <style:style style:name="gr2" style:family="graphic" style:parent-style-name="standard">
      <style:graphic-properties draw:stroke="solid" svg:stroke-width="0cm" draw:marker-start-width="0cm" draw:marker-end-width="0cm" draw:fill="solid" draw:fill-color="#2323dc" draw:textarea-horizontal-align="center" draw:textarea-vertical-align="middle" fo:padding-top="0.125cm" fo:padding-bottom="0.125cm" fo:padding-left="0.25cm" fo:padding-right="0.25cm" draw:shadow="visible"/>
    </style:style>
    <style:style style:name="gr3" style:family="graphic" style:parent-style-name="standard">
      <style:graphic-properties draw:stroke="solid" svg:stroke-width="0cm" draw:marker-start-width="0cm" draw:marker-end-width="0cm" draw:textarea-horizontal-align="center" draw:textarea-vertical-align="middle" fo:padding-top="0.125cm" fo:padding-bottom="0.125cm" fo:padding-left="0.25cm" fo:padding-right="0.25cm" draw:shadow="visible"/>
    </style:style>
    <style:style style:name="gr4" style:family="graphic" style:parent-style-name="standard">
      <style:graphic-properties draw:stroke="solid" svg:stroke-width="0cm" draw:marker-start-width="0cm" draw:marker-end-width="0cm" draw:fill="solid" draw:fill-color="#00b8ff" draw:textarea-horizontal-align="center" draw:textarea-vertical-align="middle" fo:padding-top="0.125cm" fo:padding-bottom="0.125cm" fo:padding-left="0.25cm" fo:padding-right="0.25cm" draw:shadow="visibl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4pt" fo:font-weight="bold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4pt" fo:font-weight="bold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5.034cm" svg:height="1cm" svg:x="0.817cm" svg:y="1.318cm">
          <text:p text:style-name="P1"><text:span text:style-name="T1">Recall_Srv01</text:span></text:p>
          <text:p text:style-name="P1"><text:span text:style-name="T1">IP 122.1.5.1</text:span></text:p>
        </draw:rect>
        <draw:rect draw:style-name="gr2" draw:text-style-name="P3" draw:layer="layout" svg:width="6cm" svg:height="1cm" svg:x="7.851cm" svg:y="23.818cm">
          <text:p text:style-name="P2"><text:span text:style-name="T2">Aufwachraum</text:span></text:p>
        </draw:rect>
        <draw:rect draw:style-name="gr3" draw:text-style-name="P4" draw:layer="layout" svg:width="5cm" svg:height="1cm" svg:x="11.351cm" svg:y="2.318cm">
          <text:p text:style-name="P2"><text:span text:style-name="T1">Recall_Adm</text:span></text:p>
          <text:p text:style-name="P2"><text:span text:style-name="T1">IP 122.1.5.10</text:span></text:p>
        </draw:rect>
        <draw:rect draw:style-name="gr3" draw:text-style-name="P4" draw:layer="layout" svg:width="6cm" svg:height="1cm" svg:x="0.851cm" svg:y="25.318cm">
          <text:p text:style-name="P2"><text:span text:style-name="T1">AWR 1</text:span></text:p>
        </draw:rect>
        <draw:rect draw:style-name="gr3" draw:text-style-name="P4" draw:layer="layout" svg:width="6cm" svg:height="1cm" svg:x="7.851cm" svg:y="25.318cm">
          <text:p text:style-name="P2"><text:span text:style-name="T1">AWR 2</text:span></text:p>
        </draw:rect>
        <draw:rect draw:style-name="gr3" draw:text-style-name="P4" draw:layer="layout" svg:width="3cm" svg:height="1cm" svg:x="13.851cm" svg:y="13.818cm">
          <text:p text:style-name="P2"><text:span text:style-name="T1">E5</text:span></text:p>
        </draw:rect>
        <draw:rect draw:style-name="gr3" draw:text-style-name="P4" draw:layer="layout" svg:width="3cm" svg:height="1cm" svg:x="13.851cm" svg:y="12.318cm">
          <text:p text:style-name="P2"><text:span text:style-name="T1">E4</text:span></text:p>
        </draw:rect>
        <draw:rect draw:style-name="gr3" draw:text-style-name="P4" draw:layer="layout" svg:width="3cm" svg:height="1cm" svg:x="13.851cm" svg:y="10.818cm">
          <text:p text:style-name="P2"><text:span text:style-name="T1">E3</text:span></text:p>
        </draw:rect>
        <draw:rect draw:style-name="gr3" draw:text-style-name="P4" draw:layer="layout" svg:width="3cm" svg:height="1cm" svg:x="13.851cm" svg:y="9.318cm">
          <text:p text:style-name="P2"><text:span text:style-name="T1">E2</text:span></text:p>
        </draw:rect>
        <draw:rect draw:style-name="gr3" draw:text-style-name="P4" draw:layer="layout" svg:width="3cm" svg:height="1cm" svg:x="13.851cm" svg:y="7.818cm">
          <text:p text:style-name="P2"><text:span text:style-name="T1">E1</text:span></text:p>
        </draw:rect>
        <draw:rect draw:style-name="gr4" draw:text-style-name="P1" draw:layer="layout" svg:width="3.5cm" svg:height="1cm" svg:x="10.351cm" svg:y="13.818cm">
          <text:p text:style-name="P2"><text:span text:style-name="T1">S5</text:span></text:p>
        </draw:rect>
        <draw:rect draw:style-name="gr4" draw:text-style-name="P1" draw:layer="layout" svg:width="3.5cm" svg:height="1cm" svg:x="10.351cm" svg:y="12.318cm">
          <text:p text:style-name="P2"><text:span text:style-name="T1">S4</text:span></text:p>
        </draw:rect>
        <draw:rect draw:style-name="gr4" draw:text-style-name="P1" draw:layer="layout" svg:width="3.5cm" svg:height="1cm" svg:x="10.351cm" svg:y="10.818cm">
          <text:p text:style-name="P2"><text:span text:style-name="T1">S3</text:span></text:p>
        </draw:rect>
        <draw:rect draw:style-name="gr4" draw:text-style-name="P1" draw:layer="layout" svg:width="3.5cm" svg:height="1cm" svg:x="10.351cm" svg:y="9.318cm">
          <text:p text:style-name="P2"><text:span text:style-name="T1">S2</text:span></text:p>
        </draw:rect>
        <draw:rect draw:style-name="gr4" draw:text-style-name="P1" draw:layer="layout" svg:width="3.534cm" svg:height="0.898cm" svg:x="10.351cm" svg:y="7.818cm">
          <text:p text:style-name="P2"><text:span text:style-name="T1">S1</text:span></text:p>
        </draw:rect>
        <draw:rect draw:style-name="gr3" draw:text-style-name="P4" draw:layer="layout" svg:width="4.5cm" svg:height="1cm" svg:x="7.351cm" svg:y="4.818cm">
          <text:p text:style-name="P2"><text:span text:style-name="T1">Stack AN1</text:span></text:p>
        </draw:rect>
        <draw:rect draw:style-name="gr2" draw:text-style-name="P5" draw:layer="layout" svg:width="4.5cm" svg:height="1cm" svg:x="7.351cm" svg:y="3.818cm">
          <text:p text:style-name="P2"><text:span text:style-name="T3">OP Gang</text:span></text:p>
        </draw:rect>
        <draw:rect draw:style-name="gr2" draw:text-style-name="P5" draw:layer="layout" svg:width="5cm" svg:height="1cm" svg:x="1.851cm" svg:y="6.818cm">
          <text:p text:style-name="P6"><text:span text:style-name="T3">Intensiv</text:span></text:p>
        </draw:rect>
        <draw:rect draw:style-name="gr2" draw:text-style-name="P5" draw:layer="layout" svg:width="4cm" svg:height="1cm" svg:x="12.851cm" svg:y="6.818cm">
          <text:p text:style-name="P2"><text:span text:style-name="T3">OP</text:span></text:p>
        </draw:rect>
        <draw:rect draw:style-name="gr2" draw:text-style-name="P7" draw:layer="layout" svg:width="6cm" svg:height="1cm" svg:x="6.851cm" svg:y="0cm">
          <text:p text:style-name="P2">Serverraum</text:p>
        </draw:rect>
        <draw:rect draw:style-name="gr3" draw:text-style-name="P4" draw:layer="layout" svg:width="5cm" svg:height="1cm" svg:x="15.351cm" svg:y="1.318cm">
          <text:p text:style-name="P2"><text:span text:style-name="T1">HL7 Commserver</text:span></text:p>
        </draw:rect>
        <draw:rect draw:style-name="gr3" draw:text-style-name="P4" draw:layer="layout" svg:width="4cm" svg:height="1cm" svg:x="1.851cm" svg:y="15.818cm">
          <text:p text:style-name="P2"><text:span text:style-name="T1">CWS-ICM06</text:span></text:p>
        </draw:rect>
        <draw:rect draw:style-name="gr3" draw:text-style-name="P4" draw:layer="layout" svg:width="4cm" svg:height="1cm" svg:x="1.851cm" svg:y="14.318cm">
          <text:p text:style-name="P2"><text:span text:style-name="T1">CWS-ICM05</text:span></text:p>
        </draw:rect>
        <draw:rect draw:style-name="gr3" draw:text-style-name="P4" draw:layer="layout" svg:width="4cm" svg:height="1cm" svg:x="1.851cm" svg:y="12.818cm">
          <text:p text:style-name="P2"><text:span text:style-name="T1">CWS-ICM04</text:span></text:p>
        </draw:rect>
        <draw:rect draw:style-name="gr3" draw:text-style-name="P4" draw:layer="layout" svg:width="4cm" svg:height="1cm" svg:x="1.851cm" svg:y="11.318cm">
          <text:p text:style-name="P2"><text:span text:style-name="T1">CWS-ICM03</text:span></text:p>
        </draw:rect>
        <draw:rect draw:style-name="gr3" draw:text-style-name="P4" draw:layer="layout" svg:width="4cm" svg:height="1cm" svg:x="1.851cm" svg:y="9.818cm">
          <text:p text:style-name="P2"><text:span text:style-name="T1">CWS-ICM02</text:span></text:p>
        </draw:rect>
        <draw:rect draw:style-name="gr3" draw:text-style-name="P4" draw:layer="layout" svg:width="4cm" svg:height="1cm" svg:x="1.851cm" svg:y="8.318cm">
          <text:p text:style-name="P2"><text:span text:style-name="T1">CWS-ICM01</text:span></text:p>
        </draw:rect>
        <draw:rect draw:style-name="gr3" draw:text-style-name="P4" draw:layer="layout" svg:width="4.5cm" svg:height="1cm" svg:x="5.351cm" svg:y="19.318cm">
          <text:p text:style-name="P2"><text:span text:style-name="T1">ICM Admin 03</text:span></text:p>
        </draw:rect>
        <draw:rect draw:style-name="gr3" draw:text-style-name="P4" draw:layer="layout" svg:width="6cm" svg:height="1cm" svg:x="14.351cm" svg:y="25.318cm">
          <text:p text:style-name="P2"><text:span text:style-name="T1">AWR 3 / ICM</text:span></text:p>
        </draw:rect>
        <draw:rect draw:style-name="gr3" draw:text-style-name="P4" draw:layer="layout" svg:width="4.5cm" svg:height="1cm" svg:x="0.351cm" svg:y="19.318cm">
          <text:p text:style-name="P1"><text:span text:style-name="T1">ICM Admin 02</text:span></text:p>
        </draw:rect>
        <draw:rect draw:style-name="gr3" draw:text-style-name="P7" draw:layer="layout" svg:width="5.5cm" svg:height="1cm" svg:x="4.351cm" svg:y="26.818cm">
          <text:p text:style-name="P2"><text:span text:style-name="T1">HP LaserJet 3800</text:span> <text:span text:style-name="T1">PCL6</text:span></text:p>
          <text:p text:style-name="P2"><text:span text:style-name="T1">IP 122.1.5.197</text:span></text:p>
        </draw:rect>
        <draw:rect draw:style-name="gr3" draw:text-style-name="P4" draw:layer="layout" svg:width="4cm" svg:height="1cm" svg:x="4.351cm" svg:y="2.318cm">
          <text:p text:style-name="P2"><text:span text:style-name="T1">Medidata</text:span></text:p>
          <text:p text:style-name="P2"><text:span text:style-name="T1">IP 122.1.5.14</text:span></text:p>
        </draw:rect>
        <draw:rect draw:style-name="gr3" draw:text-style-name="P4" draw:layer="layout" svg:width="6cm" svg:height="1cm" svg:x="11.351cm" svg:y="15.318cm">
          <text:p text:style-name="P2"><text:span text:style-name="T1">Drucker HP 4500</text:span></text:p>
        </draw:rect>
        <draw:rect draw:style-name="gr2" draw:text-style-name="P8" draw:layer="layout" svg:width="4.568cm" svg:height="1.068cm" svg:x="1.851cm" svg:y="17.818cm">
          <text:p text:style-name="P8"><text:span text:style-name="T3">Arztzimm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.318cm" fo:margin-bottom="1.299cm" fo:margin-left="0.351cm" fo:margin-right="0.384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Sven Stoebling</meta:initial-creator>
    <meta:creation-date>2006-03-15T23:30:44</meta:creation-date>
    <dc:creator>Sven Stoebling</dc:creator>
    <dc:date>2006-03-16T00:18:57</dc:date>
    <dc:language>de-DE</dc:language>
    <meta:editing-cycles>2</meta:editing-cycles>
    <meta:editing-duration>PT48M14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